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4aafc" officeooo:paragraph-rsid="0014aaf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4aafc" officeooo:paragraph-rsid="0014aaf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aafc" officeooo:paragraph-rsid="0014aafc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4aafc" officeooo:paragraph-rsid="0014aafc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4aafc" officeooo:paragraph-rsid="0014aaf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9d630" officeooo:paragraph-rsid="0019d630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bb2a0" officeooo:paragraph-rsid="001bb2a0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c83c2" officeooo:paragraph-rsid="001c83c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e207b" officeooo:paragraph-rsid="001e207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fe262" officeooo:paragraph-rsid="001fe262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211e92" officeooo:paragraph-rsid="00211e92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3d21f" officeooo:paragraph-rsid="0023d21f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14aafc" officeooo:paragraph-rsid="0014aafc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bb2a0" officeooo:paragraph-rsid="001bb2a0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1c83c2" officeooo:paragraph-rsid="001c83c2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22e855" officeooo:paragraph-rsid="0022e855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rsid="00151fdc" officeooo:paragraph-rsid="00151fdc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19d630" officeooo:paragraph-rsid="0019d630"/>
    </style:style>
    <style:style style:name="P21" style:family="paragraph" style:parent-style-name="Table_20_Contents">
      <style:paragraph-properties fo:text-align="start" style:justify-single-word="false"/>
      <style:text-properties officeooo:rsid="001c83c2" officeooo:paragraph-rsid="001c83c2"/>
    </style:style>
    <style:style style:name="P22" style:family="paragraph" style:parent-style-name="Table_20_Contents">
      <style:paragraph-properties fo:text-align="start" style:justify-single-word="false"/>
      <style:text-properties officeooo:rsid="001fdeb9" officeooo:paragraph-rsid="001fdeb9"/>
    </style:style>
    <style:style style:name="P23" style:family="paragraph" style:parent-style-name="Table_20_Contents">
      <style:paragraph-properties fo:text-align="start" style:justify-single-word="false"/>
      <style:text-properties officeooo:rsid="00211e92" officeooo:paragraph-rsid="00211e92"/>
    </style:style>
    <style:style style:name="P24" style:family="paragraph" style:parent-style-name="Table_20_Contents">
      <style:paragraph-properties fo:text-align="start" style:justify-single-word="false"/>
      <style:text-properties officeooo:rsid="0022e855" officeooo:paragraph-rsid="0022e855"/>
    </style:style>
    <style:style style:name="P25" style:family="paragraph" style:parent-style-name="Table_20_Contents">
      <style:paragraph-properties fo:text-align="start" style:justify-single-word="false"/>
      <style:text-properties officeooo:rsid="0023d21f" officeooo:paragraph-rsid="0023d21f"/>
    </style:style>
    <style:style style:name="P26" style:family="paragraph" style:parent-style-name="Table_20_Contents">
      <style:paragraph-properties fo:text-align="start" style:justify-single-word="false"/>
      <style:text-properties officeooo:rsid="0024d94d" officeooo:paragraph-rsid="0024d94d"/>
    </style:style>
    <style:style style:name="P27" style:family="paragraph" style:parent-style-name="Table_20_Contents">
      <style:paragraph-properties fo:text-align="start" style:justify-single-word="false" style:writing-mode="lr-tb"/>
      <style:text-properties fo:font-weight="bold" officeooo:rsid="001fdeb9" officeooo:paragraph-rsid="001fdeb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14aafc" officeooo:paragraph-rsid="0014aafc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14aafc" officeooo:paragraph-rsid="002647f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4aafc" officeooo:paragraph-rsid="0014aafc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2647fc" officeooo:paragraph-rsid="002647fc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9d630" officeooo:paragraph-rsid="002647fc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bb2a0" officeooo:paragraph-rsid="002647fc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2647fc" officeooo:paragraph-rsid="002647fc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1bb2a0" officeooo:paragraph-rsid="002647fc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1c83c2" officeooo:paragraph-rsid="002647fc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27cada" officeooo:paragraph-rsid="0027cada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officeooo:rsid="0019d630" officeooo:paragraph-rsid="002647fc"/>
    </style:style>
    <style:style style:name="P39" style:family="paragraph" style:parent-style-name="Table_20_Contents">
      <style:paragraph-properties fo:text-align="center" style:justify-single-word="false"/>
      <style:text-properties officeooo:paragraph-rsid="002647f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b2a0" style:font-weight-asian="normal" style:font-weight-complex="normal"/>
    </style:style>
    <style:style style:name="T3" style:family="text">
      <style:text-properties fo:font-weight="normal" officeooo:rsid="001fe262" style:font-weight-asian="normal" style:font-weight-complex="normal"/>
    </style:style>
    <style:style style:name="T4" style:family="text">
      <style:text-properties fo:font-weight="normal" officeooo:rsid="0024d94d" style:font-weight-asian="normal" style:font-weight-complex="normal"/>
    </style:style>
    <style:style style:name="T5" style:family="text">
      <style:text-properties fo:font-weight="normal" officeooo:rsid="002647fc" style:font-weight-asian="normal" style:font-weight-complex="normal"/>
    </style:style>
    <style:style style:name="T6" style:family="text">
      <style:text-properties officeooo:rsid="00151fdc"/>
    </style:style>
    <style:style style:name="T7" style:family="text">
      <style:text-properties officeooo:rsid="001c83c2"/>
    </style:style>
    <style:style style:name="T8" style:family="text">
      <style:text-properties officeooo:rsid="00209dd5"/>
    </style:style>
    <style:style style:name="T9" style:family="text">
      <style:text-properties officeooo:rsid="00211e92"/>
    </style:style>
    <style:style style:name="T10" style:family="text">
      <style:text-properties officeooo:rsid="002647fc"/>
    </style:style>
    <style:style style:name="T11" style:family="text">
      <style:text-properties officeooo:rsid="0027c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, não funcionais e suplementares de um sistema de jogo de truco online.</text:p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F1 Cadastrar no sistema</text:p>
          </table:table-cell>
          <table:table-cell table:style-name="Tabela2.B1" office:value-type="string">
            <text:p text:style-name="P7">Oculto ()</text:p>
          </table:table-cell>
        </table:table-row>
        <table:table-row>
          <table:table-cell table:style-name="Tabela2.A2" office:value-type="string">
            <text:p text:style-name="P7">Descrição: <text:span text:style-name="T2">Cadastrar se no sistema fazendo uso de um </text:span><text:span text:style-name="T5">formulário de cadastro contendo diversos campos</text:span><text:span text:style-name="T2">.</text:span>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8">Requisitos não funcionais</text:p>
          </table:table-cell>
          <table:table-cell table:style-name="Tabela2.B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8">Nome</text:p>
          </table:table-cell>
          <table:table-cell table:style-name="Tabela2.B2" office:value-type="string">
            <text:p text:style-name="P8">Restrição</text:p>
          </table:table-cell>
        </table:table-row>
        <table:table-row>
          <table:table-cell table:style-name="Tabela2.A2" office:value-type="string">
            <text:p text:style-name="P15">NF1.1 Login com mais de 6 caracteres</text:p>
          </table:table-cell>
          <table:table-cell table:style-name="Tabela2.B2" office:value-type="string">
            <text:p text:style-name="P15">O login deve contar no minimo 6(seis) caracteres.</text:p>
          </table:table-cell>
        </table:table-row>
        <table:table-row>
          <table:table-cell table:style-name="Tabela2.A2" office:value-type="string">
            <text:p text:style-name="P16">NF1.1 Senha forte</text:p>
          </table:table-cell>
          <table:table-cell table:style-name="Tabela2.B2" office:value-type="string">
            <text:p text:style-name="P16">A senha deve contar letras e numeros e sera encriptada em md5</text:p>
          </table:table-cell>
        </table:table-row>
      </table:table>
      <text:p text:style-name="P2"/>
      <text:p text:style-name="P2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8">F<text:span text:style-name="T10">2</text:span> Cadastrar <text:span text:style-name="T10">produto</text:span></text:p>
          </table:table-cell>
          <table:table-cell table:style-name="Tabela7.B1" office:value-type="string">
            <text:p text:style-name="P32">Oculto ()</text:p>
          </table:table-cell>
        </table:table-row>
        <table:table-row>
          <table:table-cell table:style-name="Tabela7.A2" office:value-type="string">
            <text:p text:style-name="P32">Descrição: <text:span text:style-name="T2">Cadastrar o </text:span><text:span text:style-name="T5">produto</text:span><text:span text:style-name="T2"> fazendo uso de um </text:span><text:span text:style-name="T5">formulário de cadastro contendo diversos campos</text:span><text:span text:style-name="T2">.</text:span></text:p>
          </table:table-cell>
          <table:table-cell table:style-name="Tabela7.B2" office:value-type="string">
            <text:p text:style-name="P39"/>
          </table:table-cell>
        </table:table-row>
        <table:table-row>
          <table:table-cell table:style-name="Tabela7.A2" office:value-type="string">
            <text:p text:style-name="P33">Requisitos não funcionais</text:p>
          </table:table-cell>
          <table:table-cell table:style-name="Tabela7.B2" office:value-type="string">
            <text:p text:style-name="P39"/>
          </table:table-cell>
        </table:table-row>
        <table:table-row>
          <table:table-cell table:style-name="Tabela7.A2" office:value-type="string">
            <text:p text:style-name="P33">Nome</text:p>
          </table:table-cell>
          <table:table-cell table:style-name="Tabela7.B2" office:value-type="string">
            <text:p text:style-name="P33">Restrição</text:p>
          </table:table-cell>
        </table:table-row>
        <table:table-row>
          <table:table-cell table:style-name="Tabela7.A2" office:value-type="string">
            <text:p text:style-name="P35">NF<text:span text:style-name="T11">2</text:span>.1 <text:span text:style-name="T11">Tipo do produto</text:span></text:p>
          </table:table-cell>
          <table:table-cell table:style-name="Tabela7.B2" office:value-type="string">
            <text:p text:style-name="P37">Todo produto deve possuir um tipo, que pode ser: jogo, console ou periferico.</text:p>
          </table:table-cell>
        </table:table-row>
      </table:table>
      <text:p text:style-name="P2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F<text:span text:style-name="T11">3</text:span> Fazer login no sistema</text:p>
          </table:table-cell>
          <table:table-cell table:style-name="Tabela1.B1" office:value-type="string">
            <text:p text:style-name="P6">Oculto ()</text:p>
          </table:table-cell>
        </table:table-row>
        <table:table-row>
          <table:table-cell table:style-name="Tabela1.A2" office:value-type="string">
            <text:p text:style-name="P6">Descrição:<text:span text:style-name="T1"> Fazer o login no sistema através da utilização do nome de usuário e senha</text:span>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Requisitos não funcionais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Nome</text:p>
          </table:table-cell>
          <table:table-cell table:style-name="Tabela1.B2" office:value-type="string">
            <text:p text:style-name="P6">Restriç<text:span text:style-name="T9">ã</text:span>o</text:p>
          </table:table-cell>
        </table:table-row>
        <table:table-row>
          <table:table-cell table:style-name="Tabela1.A2" office:value-type="string">
            <text:p text:style-name="P14">NF<text:span text:style-name="T11">3</text:span>.1 <text:span text:style-name="T6">Controle de acesso</text:span></text:p>
          </table:table-cell>
          <table:table-cell table:style-name="Tabela1.B2" office:value-type="string">
            <text:p text:style-name="P18">O sistema só poder ser acessado por usuários com logins e senhas existentes no sistema.</text:p>
          </table:table-cell>
        </table:table-row>
      </table:table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F<text:span text:style-name="T11">4</text:span> <text:span text:style-name="T10">Realizar compra</text:span></text:p>
          </table:table-cell>
          <table:table-cell table:style-name="Tabela3.B1" office:value-type="string">
            <text:p text:style-name="P9">Oculto ()</text:p>
          </table:table-cell>
        </table:table-row>
        <table:table-row>
          <table:table-cell table:style-name="Tabela3.A2" office:value-type="string">
            <text:p text:style-name="P10">Descrição: <text:span text:style-name="T5">Efetiva a compra do produto desejado</text:span></text:p>
          </table:table-cell>
          <table:table-cell table:style-name="Tabela3.B2" office:value-type="string">
            <text:p text:style-name="P4"/>
          </table:table-cell>
        </table:table-row>
        <table:table-row>
          <table:table-cell table:style-name="Tabela3.A2" office:value-type="string">
            <text:p text:style-name="P31">Requisitos não funcionais</text:p>
          </table:table-cell>
          <table:table-cell table:style-name="Tabela3.B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1">Nome</text:p>
          </table:table-cell>
          <table:table-cell table:style-name="Tabela3.B2" office:value-type="string">
            <text:p text:style-name="P31">Restrição</text:p>
          </table:table-cell>
        </table:table-row>
        <table:table-row>
          <table:table-cell table:style-name="Tabela3.A2" office:value-type="string">
            <text:p text:style-name="P34">NF<text:span text:style-name="T11">4</text:span>.1 Controle de estoque</text:p>
          </table:table-cell>
          <table:table-cell table:style-name="Tabela3.B2" office:value-type="string">
            <text:p text:style-name="P34">O sistema só realiza a compra se o produto desejado estiver em estoqu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3:01:35.653000000</meta:creation-date>
    <meta:editing-duration>PT39M2S</meta:editing-duration>
    <meta:editing-cycles>4</meta:editing-cycles>
    <meta:generator>LibreOffice/4.4.2.2$Linux_X86_64 LibreOffice_project/40m0$Build-2</meta:generator>
    <dc:date>2015-11-11T23:01:20.244960375</dc:date>
    <meta:document-statistic meta:table-count="4" meta:image-count="0" meta:object-count="0" meta:page-count="1" meta:paragraph-count="35" meta:word-count="191" meta:character-count="1162" meta:non-whitespace-character-count="1006"/>
  </office:meta>
</office:document-meta>
</file>